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79in" fo:margin-left="0in" table:align="left"/>
    </style:style>
    <style:style style:name="Table2.A" style:family="table-column">
      <style:table-column-properties style:column-width="2.625in"/>
    </style:style>
    <style:style style:name="Table2.B" style:family="table-column">
      <style:table-column-properties style:column-width="4.0729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table:align="left"/>
    </style:style>
    <style:style style:name="Table3.A" style:family="table-column">
      <style:table-column-properties style:column-width="2.625in"/>
    </style:style>
    <style:style style:name="Table3.B" style:family="table-column">
      <style:table-column-properties style:column-width="4.0729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747dc" officeooo:paragraph-rsid="001747dc"/>
    </style:style>
    <style:style style:name="P2" style:family="paragraph" style:parent-style-name="Text_20_body">
      <style:text-properties officeooo:rsid="0017e60a" officeooo:paragraph-rsid="0017e60a"/>
    </style:style>
    <style:style style:name="P3" style:family="paragraph" style:parent-style-name="Text_20_body">
      <style:text-properties officeooo:rsid="0017e60a" officeooo:paragraph-rsid="00199ab6"/>
    </style:style>
    <style:style style:name="P4" style:family="paragraph" style:parent-style-name="Text_20_body">
      <style:text-properties officeooo:rsid="0017e60a" officeooo:paragraph-rsid="001b8e64"/>
    </style:style>
    <style:style style:name="P5" style:family="paragraph" style:parent-style-name="Text_20_body">
      <style:text-properties officeooo:rsid="00199ab6" officeooo:paragraph-rsid="00199ab6"/>
    </style:style>
    <style:style style:name="P6" style:family="paragraph" style:parent-style-name="Text_20_body">
      <style:text-properties officeooo:rsid="001b8e64" officeooo:paragraph-rsid="001b8e64"/>
    </style:style>
    <style:style style:name="P7" style:family="paragraph" style:parent-style-name="Text_20_body">
      <style:text-properties officeooo:rsid="001cf29e" officeooo:paragraph-rsid="001cf29e"/>
    </style:style>
    <style:style style:name="P8" style:family="paragraph" style:parent-style-name="Text_20_body">
      <style:text-properties officeooo:rsid="001cf29e" officeooo:paragraph-rsid="001d2938"/>
    </style:style>
    <style:style style:name="P9" style:family="paragraph" style:parent-style-name="Text_20_body">
      <style:text-properties officeooo:rsid="001e03a9" officeooo:paragraph-rsid="001e03a9"/>
    </style:style>
    <style:style style:name="P10" style:family="paragraph" style:parent-style-name="Text_20_body">
      <style:text-properties officeooo:rsid="001efcab" officeooo:paragraph-rsid="001efcab"/>
    </style:style>
    <style:style style:name="P11" style:family="paragraph" style:parent-style-name="Text_20_body">
      <style:text-properties officeooo:rsid="0020e287" officeooo:paragraph-rsid="0020e287"/>
    </style:style>
    <style:style style:name="P12" style:family="paragraph" style:parent-style-name="Text_20_body">
      <style:text-properties officeooo:rsid="0020f2e2" officeooo:paragraph-rsid="0020f2e2"/>
    </style:style>
    <style:style style:name="P13" style:family="paragraph" style:parent-style-name="Text_20_body">
      <style:text-properties officeooo:rsid="002317f9" officeooo:paragraph-rsid="002317f9"/>
    </style:style>
    <style:style style:name="P14" style:family="paragraph" style:parent-style-name="Table_20_Contents">
      <style:text-properties officeooo:rsid="0017e60a" officeooo:paragraph-rsid="0017e60a"/>
    </style:style>
    <style:style style:name="P15" style:family="paragraph" style:parent-style-name="Table_20_Contents">
      <style:text-properties officeooo:rsid="0017e60a" officeooo:paragraph-rsid="00199ab6"/>
    </style:style>
    <style:style style:name="P16" style:family="paragraph" style:parent-style-name="Table_20_Contents">
      <style:text-properties officeooo:paragraph-rsid="00199ab6"/>
    </style:style>
    <style:style style:name="P17" style:family="paragraph" style:parent-style-name="Table_20_Contents">
      <style:text-properties officeooo:rsid="00199ab6" officeooo:paragraph-rsid="00199ab6"/>
    </style:style>
    <style:style style:name="T1" style:family="text">
      <style:text-properties officeooo:rsid="00199ab6"/>
    </style:style>
    <style:style style:name="T2" style:family="text">
      <style:text-properties officeooo:rsid="001b8e64"/>
    </style:style>
    <style:style style:name="T3" style:family="text">
      <style:text-properties officeooo:rsid="001cf29e"/>
    </style:style>
    <style:style style:name="T4" style:family="text">
      <style:text-properties officeooo:rsid="001d2938"/>
    </style:style>
    <style:style style:name="T5" style:family="text">
      <style:text-properties officeooo:rsid="0020f2e2"/>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start text:name="__DdeLink__27_380186009"/>DT2119 Lab3B: Deep Learning for ASR<text:bookmark-end text:name="__DdeLink__27_380186009"/></text:p>
      <text:p text:style-name="P1">4.a. Training and testing</text:p>
      <text:p text:style-name="P2">4.a.1. Prepare the database</text:p>
      <text:p text:style-name="P2"><text:s/><text:span text:style-name="T1">a. </text:span>Number of male and female in training and test set</text:p>
      <text:p text:style-name="P2"><text:span text:style-name="T1">c</text:span>at train.lst| grep "/man"| cut -d "/" -f 6 | uniq -c| wc -l</text:p>
      <text:p text:style-name="P2">cat train.lst| grep "/woman"| cut -d "/" -f 6 | uniq -c| wc -l</text:p>
      <text:p text:style-name="P2">cat test.lst| grep "/man"| cut -d "/" -f 6 | uniq -c| wc -l</text:p>
      <text:p text:style-name="P2">cat test.lst| grep "/woman"| cut -d "/" -f 6 | uniq -c| wc -l</text:p>
      <text:p text:style-name="P2"/>
      <table:table table:name="Table1" table:style-name="Table1">
        <table:table-column table:style-name="Table1.A" table:number-columns-repeated="3"/>
        <table:table-row>
          <table:table-cell table:style-name="Table1.A1" office:value-type="string">
            <text:p text:style-name="Table_20_Contents"/>
          </table:table-cell>
          <table:table-cell table:style-name="Table1.A1" office:value-type="string">
            <text:p text:style-name="P14">Male</text:p>
          </table:table-cell>
          <table:table-cell table:style-name="Table1.C1" office:value-type="string">
            <text:p text:style-name="P14">Female</text:p>
          </table:table-cell>
        </table:table-row>
        <table:table-row>
          <table:table-cell table:style-name="Table1.A2" office:value-type="string">
            <text:p text:style-name="P14">Training</text:p>
          </table:table-cell>
          <table:table-cell table:style-name="Table1.A2" office:value-type="string">
            <text:p text:style-name="P14">55</text:p>
          </table:table-cell>
          <table:table-cell table:style-name="Table1.C2" office:value-type="string">
            <text:p text:style-name="P14">57</text:p>
          </table:table-cell>
        </table:table-row>
        <table:table-row>
          <table:table-cell table:style-name="Table1.A2" office:value-type="string">
            <text:p text:style-name="P14">Test</text:p>
          </table:table-cell>
          <table:table-cell table:style-name="Table1.A2" office:value-type="string">
            <text:p text:style-name="P14">56</text:p>
          </table:table-cell>
          <table:table-cell table:style-name="Table1.C2" office:value-type="string">
            <text:p text:style-name="P14">57</text:p>
          </table:table-cell>
        </table:table-row>
      </table:table>
      <text:p text:style-name="P2"/>
      <text:p text:style-name="P3"><text:s/><text:span text:style-name="T1">b. Number of training and test utterances</text:span></text:p>
      <text:p text:style-name="P5">cat train_word.mlf |grep "\/" | wc -l</text:p>
      <text:p text:style-name="P5">cat test_word.mlf |grep "\/" | wc -l</text:p>
      <table:table table:name="Table2" table:style-name="Table2">
        <table:table-column table:style-name="Table2.A"/>
        <table:table-column table:style-name="Table2.B"/>
        <table:table-row>
          <table:table-cell table:style-name="Table2.A1" office:value-type="string">
            <text:p text:style-name="P16"/>
          </table:table-cell>
          <table:table-cell table:style-name="Table2.B1" office:value-type="string">
            <text:p text:style-name="P17">Number of utterances</text:p>
          </table:table-cell>
        </table:table-row>
        <table:table-row>
          <table:table-cell table:style-name="Table2.A2" office:value-type="string">
            <text:p text:style-name="P15">Training</text:p>
          </table:table-cell>
          <table:table-cell table:style-name="Table2.B2" office:value-type="string">
            <text:p text:style-name="P17">8623</text:p>
          </table:table-cell>
        </table:table-row>
        <table:table-row>
          <table:table-cell table:style-name="Table2.A2" office:value-type="string">
            <text:p text:style-name="P15">Test</text:p>
          </table:table-cell>
          <table:table-cell table:style-name="Table2.B2" office:value-type="string">
            <text:p text:style-name="P17">8700</text:p>
          </table:table-cell>
        </table:table-row>
      </table:table>
      <text:p text:style-name="P5"><text:s/></text:p>
      <text:p text:style-name="P5">c. Number of phonemes (including silence)</text:p>
      <text:p text:style-name="P5">wc -l phones0.lst</text:p>
      <text:p text:style-name="P5">wc -l phones1.lst</text:p>
      <table:table table:name="Table3" table:style-name="Table3">
        <table:table-column table:style-name="Table3.A"/>
        <table:table-column table:style-name="Table3.B"/>
        <table:table-row>
          <table:table-cell table:style-name="Table3.A1" office:value-type="string">
            <text:p text:style-name="P16"/>
          </table:table-cell>
          <table:table-cell table:style-name="Table3.B1" office:value-type="string">
            <text:p text:style-name="P17">Number of utterances</text:p>
          </table:table-cell>
        </table:table-row>
        <table:table-row>
          <table:table-cell table:style-name="Table3.A2" office:value-type="string">
            <text:p text:style-name="P17">Phones0.lst</text:p>
          </table:table-cell>
          <table:table-cell table:style-name="Table3.B2" office:value-type="string">
            <text:p text:style-name="P17">21</text:p>
          </table:table-cell>
        </table:table-row>
        <table:table-row>
          <table:table-cell table:style-name="Table3.A2" office:value-type="string">
            <text:p text:style-name="P17">Phones1.lst</text:p>
          </table:table-cell>
          <table:table-cell table:style-name="Table3.B2" office:value-type="string">
            <text:p text:style-name="P17">22</text:p>
          </table:table-cell>
        </table:table-row>
      </table:table>
      <text:p text:style-name="P5"><text:s/></text:p>
      <text:p text:style-name="P5">d. Number of nodes and arcs in the recognition network (workdir/digitloop.lat )</text:p>
      <text:p text:style-name="P6">Nodes = 16 </text:p>
      <text:p text:style-name="P6">Arcs = 36</text:p>
      <text:p text:style-name="P5"><text:s/>Optional: display the content of the grammar in workdir/digitloop.lat as a graph</text:p>
      <text:p text:style-name="P4">4.a.<text:span text:style-name="T2">2</text:span>. <text:span text:style-name="T2">Train and test G-HMMs with features MFCC_0_D_A</text:span></text:p>
      <text:p text:style-name="P9"><text:soft-page-break/>This features include the main 12 coefficients from the DCT, keeping the energy and with de Delta2 vector added (second derivative of the MFCCs, thus the acceleration ). We have 39 coefficients, and therefore, for each state, mean and variance vectors will have both size 39.</text:p>
      <text:p text:style-name="P7">For the target features (features_MFCC_0_D_A.cfg) config file we get:</text:p>
      <text:p text:style-name="P7"># Feature extraction configuration</text:p>
      <text:p text:style-name="P8">TARGETKIND = MFCC_0_D_A :: The type of feature we want to use. </text:p>
      <text:p text:style-name="P8"><text:s/>TARGETRATE (HTK uses units of 100ns) = 100000.0 = 10ms :: The frame period </text:p>
      <text:p text:style-name="P7">• SAVECOMPRESSED = F :: Compress the output features(T) ot not (F)</text:p>
      <text:p text:style-name="P7">• SAVEWITHCRC = F</text:p>
      <text:p text:style-name="P7">• WINDOWSIZE = 200000.0 = 20ms :: The size of the window where we will extract the MFCC features. </text:p>
      <text:p text:style-name="P7">• USEHAMMING <text:span text:style-name="T4">= T :: </text:span>Apply a hamming window on the window extracted for computing the FFT (Yes)</text:p>
      <text:p text:style-name="P7">• USEPOWER <text:span text:style-name="T4">= T :: </text:span>Take absolute value of FFT (Yes)</text:p>
      <text:p text:style-name="P7">• PREEMCOEF <text:span text:style-name="T4">= 0.97 :: </text:span>Value of the <text:span text:style-name="T4">Pre-emphasis c</text:span>oefficent that compensates the db dropped due to radiation at lips. </text:p>
      <text:p text:style-name="P7">• NUMCHANS <text:span text:style-name="T4">= 40 :: </text:span>Number of coefficients takes in the FFT </text:p>
      <text:p text:style-name="P7">• LOFREQ <text:span text:style-name="T4">= 133.33 Hz :: </text:span>Lowest frequency analyze in FFT </text:p>
      <text:p text:style-name="P7">• HIFREQ <text:span text:style-name="T4">= 6835 Hz :: </text:span>Highest frequency analyze in FFT </text:p>
      <text:p text:style-name="P7">• CEPLIFTER <text:span text:style-name="T4">= 21 :: </text:span>Number of filter applied during the step of Mel Filterbank </text:p>
      <text:p text:style-name="P7">• NUMCEPS <text:span text:style-name="T4">= 12 :: </text:span>Number of coefficients kept after the DCT </text:p>
      <text:p text:style-name="P7">• ENORMALISE <text:span text:style-name="T4">= F :: </text:span>Energy normalisation on recorded audio files (No)</text:p>
      <text:p text:style-name="P9">and a HMM definition prototype is provided in <text:s/>proto<text:span text:style-name="T3">_MFCC_0_D_A.</text:span>mmf:</text:p>
      <text:p text:style-name="P9">Provides the HMM model initialization parameters: </text:p>
      <text:p text:style-name="P9">- Number of states = 5</text:p>
      <text:p text:style-name="P9">- Mean and variance initialization values for each state.</text:p>
      <text:p text:style-name="P9">- Transition matrix = 5x5 size</text:p>
      <text:p text:style-name="P10">Train</text:p>
      <text:p text:style-name="P10">Test</text:p>
      <text:p text:style-name="P11">4.b Data preparation</text:p>
      <text:p text:style-name="P11">4.b.1 Prepare data set – training and validation sets</text:p>
      <text:p text:style-name="P11">Divide the list of training files in workdir/train.lst into a training set (roughly 90%) and</text:p>
      <text:p text:style-name="P11"><text:soft-page-break/>validation set (remaining 10%). Call the resulting files:</text:p>
      <text:p text:style-name="P11">workdir/train_tr.lst</text:p>
      <text:p text:style-name="P11">workdir/train_va.lst</text:p>
      <text:p text:style-name="P11"><text:s/>Train.lst has 8623 files. The 90% ( 77<text:span text:style-name="T5">61</text:span>) will be part of the training data and the rest <text:span text:style-name="T5">(862) will be part of the validation data. However, the number of male and female speakers must have similar distribution in both validation and training set. Also, make sure that each speaker is only included in <text:s/>one of the too sets to make sure that we do not get artificially good results on the validation test set. </text:span></text:p>
      <text:p text:style-name="P13">We have 55 male speakers and 57 female. We want to have then 50 male speakers and 51 female spears in the training data and 5 male and 6 female speakers in the validation data. <text:s/>Doing this division, we get 7777 (90.19%) files for the training data and 846 (9.81%) for the validation</text:p>
      <text:p text:style-name="P12">wc -l train.lst</text:p>
      <text:p text:style-name="P12">split -l 7761 train.lst new</text:p>
      <text:p text:style-name="P12"/>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3T10:11:20.323860516</meta:creation-date>
    <meta:editing-duration>PT1H24M13S</meta:editing-duration>
    <meta:editing-cycles>7</meta:editing-cycles>
    <meta:generator>LibreOffice/5.1.6.2$Linux_X86_64 LibreOffice_project/10m0$Build-2</meta:generator>
    <dc:date>2017-05-03T12:39:27.016182577</dc:date>
    <meta:document-statistic meta:table-count="3" meta:image-count="0" meta:object-count="0" meta:page-count="3" meta:paragraph-count="73" meta:word-count="626" meta:character-count="3493" meta:non-whitespace-character-count="2915"/>
  </office:meta>
</office:document-meta>
</file>